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5914" officeooo:paragraph-rsid="00045914"/>
    </style:style>
    <style:style style:name="P2" style:family="paragraph" style:parent-style-name="Standard">
      <style:text-properties officeooo:rsid="0006aa81" officeooo:paragraph-rsid="0006aa81"/>
    </style:style>
    <style:style style:name="P3" style:family="paragraph" style:parent-style-name="Standard">
      <style:text-properties officeooo:rsid="000aac0e" officeooo:paragraph-rsid="000aac0e"/>
    </style:style>
    <style:style style:name="P4" style:family="paragraph" style:parent-style-name="Standard">
      <style:text-properties fo:font-weight="bold" officeooo:rsid="00045914" officeooo:paragraph-rsid="00045914" style:font-weight-asian="bold" style:font-weight-complex="bold"/>
    </style:style>
    <style:style style:name="P5" style:family="paragraph" style:parent-style-name="Standard" style:list-style-name="L1">
      <style:text-properties officeooo:rsid="00045914" officeooo:paragraph-rsid="00045914"/>
    </style:style>
    <style:style style:name="P6" style:family="paragraph" style:parent-style-name="Standard" style:list-style-name="L1">
      <style:text-properties officeooo:rsid="0006aa81" officeooo:paragraph-rsid="0006aa81"/>
    </style:style>
    <style:style style:name="P7" style:family="paragraph" style:parent-style-name="Standard" style:list-style-name="L2">
      <style:text-properties officeooo:rsid="0007b42f" officeooo:paragraph-rsid="0007b42f"/>
    </style:style>
    <style:style style:name="P8" style:family="paragraph" style:parent-style-name="Standard" style:list-style-name="L2">
      <style:text-properties officeooo:rsid="00096461" officeooo:paragraph-rsid="00096461"/>
    </style:style>
    <style:style style:name="P9" style:family="paragraph" style:parent-style-name="Standard" style:list-style-name="L3">
      <style:text-properties officeooo:rsid="000aac0e" officeooo:paragraph-rsid="000aac0e"/>
    </style:style>
    <style:style style:name="T1" style:family="text">
      <style:text-properties officeooo:rsid="000508af"/>
    </style:style>
    <style:style style:name="T2" style:family="text">
      <style:text-properties officeooo:rsid="0006aa81"/>
    </style:style>
    <style:style style:name="T3" style:family="text">
      <style:text-properties officeooo:rsid="0007b42f"/>
    </style:style>
    <style:style style:name="T4" style:family="text">
      <style:text-properties officeooo:rsid="000e7b9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Module Description </text:p>
      <text:p text:style-name="P1"/>
      <text:p text:style-name="P1"/>
      <text:p text:style-name="P1">1. Preprocessing: This module is to process and manipulate the subtitle files. <text:span text:style-name="T2">Here are some of the tasks </text:span></text:p>
      <text:list xml:id="list1956603467921891570" text:style-name="L1">
        <text:list-item>
          <text:p text:style-name="P5"><text:span text:style-name="T4">K</text:span>eep each text with its time in the video<text:span text:style-name="T4">(alignment)</text:span></text:p>
        </text:list-item>
        <text:list-item>
          <text:p text:style-name="P5"><text:span text:style-name="T2">S</text:span>egment the <text:span text:style-name="T2">part of a </text:span>subtitle into sentences and <text:span text:style-name="T1">take the subtitle in any given time in the video (starting and ending)</text:span></text:p>
        </text:list-item>
        <text:list-item>
          <text:p text:style-name="P6">Extract the name mentions and Co-reference resolution using off-the-shelf tools</text:p>
        </text:list-item>
        <text:list-item>
          <text:p text:style-name="P6">Simple spelling error and naming normalization </text:p>
        </text:list-item>
      </text:list>
      <text:p text:style-name="P2"/>
      <text:p text:style-name="P2">2. Narrative Elements Extractions : <text:span text:style-name="T3">The narrative elements help understand the narrative of the whole episode (seasons) as first stated by Chatman. Here we will make it a bit specific to narrative of TV-Series</text:span></text:p>
      <text:list xml:id="list1878792568381622679" text:style-name="L2">
        <text:list-header>
          <text:p text:style-name="P7"/>
        </text:list-header>
        <text:list-item>
          <text:p text:style-name="P7">Entity extraction : Characters , Locations, mighty entities (Abstract Charters)</text:p>
        </text:list-item>
        <text:list-item>
          <text:p text:style-name="P8">Detecting Events (as part of speech): since events carry the narrative from beginning and ending according the narrative structure flow graph</text:p>
        </text:list-item>
        <text:list-item>
          <text:p text:style-name="P8">Scene Segmentation: In TV-Series scenes play a grate roll since they focus on specific event or story. Getting the scenes will help understand the relationship of each scene and its contribution the whole episodes </text:p>
        </text:list-item>
      </text:list>
      <text:p text:style-name="P3"/>
      <text:p text:style-name="P3">3. Narrative Extraction and description: here we will have the narrative extracted as narrative elements and as whole. Some of the tasks will be</text:p>
      <text:list xml:id="list800764788832204140" text:style-name="L3">
        <text:list-item>
          <text:p text:style-name="P9">Characters’ role assignment: it will explain what the characters job is (Some characters may have multiple roles and some may change their role in the future episodes). It could also show the life of a character through the TV-Series </text:p>
        </text:list-item>
        <text:list-item>
          <text:p text:style-name="P9">Characters Interactions : It will help understand the relationship of characters through the conversations they have </text:p>
        </text:list-item>
        <text:list-item>
          <text:p text:style-name="P9">Main Story Generation: Here we will try to generate the overall summary of narrative of an episode </text:p>
        </text:list-item>
        <text:list-item>
          <text:p text:style-name="P9">Scene Linking: Scene linking will help us to see the clear story with out interruption. Linking similar scenes may lead to extract one story of the TV-Series <text:s/></text:p>
        </text:list-item>
      </text:list>
      <text:p text:style-name="P3"/>
      <text:p text:style-name="P3">4. Visualization : The visualization of the extraction and evaluation of the narrative extracted. We will try to visualize for better understanding at all levels <text:s/>of the modules. Graphs , Plots and some narration type visualization can be used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1:26:41.913249857</meta:creation-date>
    <dc:date>2018-12-03T17:32:35.479856435</dc:date>
    <meta:editing-duration>PT19H33M25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340" meta:character-count="2086" meta:non-whitespace-character-count="1763"/>
  </office:meta>
</office:document-meta>
</file>